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'Times New Roman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08e70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08e70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08e70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08e70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108e70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08e70" style:language-asian="zxx" style:country-asian="none" style:language-complex="zxx" style:country-complex="none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1" fo:font-size="12pt" fo:language="zxx" fo:country="none" officeooo:paragraph-rsid="00108e70" style:font-size-asian="12pt" style:language-asian="zxx" style:country-asian="none" style:font-name-complex="Times New Roman2" style:language-complex="zxx" style:country-complex="none"/>
    </style:style>
    <style:style style:name="P8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1" fo:font-size="12pt" fo:language="zxx" fo:country="none" officeooo:paragraph-rsid="00108e70" style:font-size-asian="12pt" style:language-asian="zxx" style:country-asian="none" style:font-name-complex="Times New Roman2" style:language-complex="zxx" style:country-complex="none"/>
    </style:style>
    <style:style style:name="P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1" fo:font-size="12pt" fo:language="zxx" fo:country="none" officeooo:paragraph-rsid="00108e70" style:font-size-asian="12pt" style:language-asian="zxx" style:country-asian="none" style:font-name-complex="Times New Roman2" style:language-complex="zxx" style:country-complex="non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1" fo:font-size="12pt" fo:language="zxx" fo:country="none" fo:font-weight="bold" officeooo:paragraph-rsid="00108e70" style:font-size-asian="12pt" style:language-asian="zxx" style:country-asian="none" style:font-weight-asian="bold" style:font-name-complex="Times New Roman2" style:language-complex="zxx" style:country-complex="none"/>
    </style:style>
    <style:style style:name="P11" style:family="paragraph" style:parent-style-name="Standard">
      <style:paragraph-properties fo:margin-left="0cm" fo:margin-right="1.78cm" fo:line-height="125%" fo:text-align="center" style:justify-single-word="false" fo:text-indent="0cm" style:auto-text-indent="false"/>
      <style:text-properties style:font-name="Times New Roman" fo:font-size="14pt" fo:language="zxx" fo:country="none" fo:font-weight="bold" officeooo:paragraph-rsid="00108e70" style:font-size-asian="14pt" style:language-asian="zxx" style:country-asian="none" style:font-weight-asian="bold" style:font-name-complex="Times New Roman" style:font-size-complex="14pt" style:language-complex="zxx" style:country-complex="none"/>
    </style:style>
    <style:style style:name="P12" style:family="paragraph" style:parent-style-name="Standard">
      <style:paragraph-properties fo:margin-left="0cm" fo:margin-right="1.78cm" fo:line-height="125%" fo:text-align="start" style:justify-single-word="false" fo:text-indent="0cm" style:auto-text-indent="false"/>
      <style:text-properties style:font-name="Times New Roman" fo:font-size="14pt" fo:language="zxx" fo:country="none" fo:font-weight="bold" officeooo:paragraph-rsid="00108e70" style:font-size-asian="14pt" style:language-asian="zxx" style:country-asian="none" style:font-weight-asian="bold" style:font-name-complex="Times New Roman" style:font-size-complex="14pt" style:language-complex="zxx" style:country-complex="none"/>
    </style:style>
    <style:style style:name="P13" style:family="paragraph" style:parent-style-name="Standard">
      <style:paragraph-properties fo:margin-left="0cm" fo:margin-right="1.78cm" fo:line-height="125%" fo:text-align="start" style:justify-single-word="false" fo:text-indent="0cm" style:auto-text-indent="false"/>
      <style:text-properties style:font-name="Times New Roman" fo:font-size="14pt" fo:language="zxx" fo:country="none" fo:font-weight="bold" officeooo:paragraph-rsid="00108e70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14" style:family="paragraph" style:parent-style-name="Standard">
      <style:paragraph-properties fo:margin-left="0cm" fo:margin-right="1.78cm" fo:line-height="125%" fo:text-align="start" style:justify-single-word="false" fo:text-indent="0cm" style:auto-text-indent="false"/>
      <style:text-properties style:font-name="Times New Roman" fo:font-size="14pt" fo:language="zxx" fo:country="none" fo:font-weight="bold" officeooo:rsid="00108e70" officeooo:paragraph-rsid="00108e70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15" style:family="paragraph" style:parent-style-name="Standard">
      <loext:graphic-properties draw:fill="solid" draw:fill-color="#2b2b2b"/>
      <style:paragraph-properties fo:margin-left="0cm" fo:margin-right="1.78cm" fo:line-height="125%" fo:text-align="start" style:justify-single-word="false" fo:text-indent="0cm" style:auto-text-indent="false" fo:background-color="#2b2b2b" fo:padding="0cm" fo:border="none" style:shadow="none"/>
      <style:text-properties style:font-name="Times New Roman" fo:font-size="14pt" fo:language="zxx" fo:country="none" fo:font-weight="bold" officeooo:rsid="00108e70" officeooo:paragraph-rsid="00108e70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16" style:family="paragraph" style:parent-style-name="Standard">
      <style:paragraph-properties fo:margin-left="0cm" fo:margin-right="1.78cm" fo:line-height="125%" fo:text-align="start" style:justify-single-word="false" fo:text-indent="0cm" style:auto-text-indent="false"/>
      <style:text-properties style:font-name="Times New Roman" fo:font-size="14pt" fo:language="zxx" fo:country="none" fo:font-weight="normal" officeooo:rsid="00108e70" officeooo:paragraph-rsid="00108e70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17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08e70" style:font-size-asian="10.5pt" style:language-asian="zxx" style:country-asian="none" style:font-weight-asian="bold" style:language-complex="zxx" style:country-complex="none"/>
    </style:style>
    <style:style style:name="P18" style:family="paragraph" style:parent-style-name="Text_20_body">
      <style:text-properties fo:font-size="13pt" fo:language="zxx" fo:country="none" officeooo:paragraph-rsid="00108e70" style:font-size-asian="13pt" style:language-asian="zxx" style:country-asian="none" style:language-complex="zxx" style:country-complex="none"/>
    </style:style>
    <style:style style:name="P19" style:family="paragraph" style:parent-style-name="Text_20_body">
      <style:text-properties fo:font-size="15pt" fo:language="zxx" fo:country="none" officeooo:paragraph-rsid="00108e70" style:font-size-asian="1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08e70" style:font-size-asian="18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08e70" style:font-size-asian="14.5pt" style:language-asian="zxx" style:country-asian="none" style:language-complex="zxx" style:country-complex="none"/>
    </style:style>
    <style:style style:name="P22" style:family="paragraph" style:parent-style-name="Text_20_body">
      <style:text-properties fo:font-size="20.5pt" fo:language="zxx" fo:country="none" officeooo:paragraph-rsid="00108e70" style:font-size-asian="20.5pt" style:language-asian="zxx" style:country-asian="none" style:language-complex="zxx" style:country-complex="none"/>
    </style:style>
    <style:style style:name="P23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08e70" style:font-size-asian="20.5pt" style:language-asian="zxx" style:country-asian="none" style:language-complex="zxx" style:country-complex="none"/>
    </style:style>
    <style:style style:name="T1" style:family="text">
      <style:text-properties style:font-name="Times New Roman1" fo:font-size="18pt" fo:font-weight="bold" style:font-size-asian="18pt" style:font-weight-asian="bold" style:font-name-complex="Times New Roman2"/>
    </style:style>
    <style:style style:name="T2" style:family="text">
      <style:text-properties style:font-name="Times New Roman1" fo:font-size="18pt" fo:font-weight="bold" officeooo:rsid="00108e70" style:font-size-asian="18pt" style:font-weight-asian="bold" style:font-name-complex="Times New Roman2"/>
    </style:style>
    <style:style style:name="T3" style:family="text">
      <style:text-properties style:font-name="Times New Roman1" fo:font-size="14pt" style:font-size-asian="14pt" style:font-name-complex="Times New Roman2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1d8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ВЫСШЕГО ОБРАЗОВАНИЯ</text:p>
      <text:p text:style-name="P10">«БЕЛГОРОДСКИЙ ГОСУДАРСТВЕННЫЙ ТЕХНОЛОГИЧЕСКИЙ УНИВЕРСИТЕТ им. В. Г. ШУХОВА» (БГТУ им. В.Г. Шухова)</text:p>
      <text:p text:style-name="P17"/>
      <text:p text:style-name="P8">Кафедра программного обеспечения вычислительной техники и автоматизированных систем</text:p>
      <text:p text:style-name="P18"/>
      <text:p text:style-name="P18"/>
      <text:p text:style-name="P18"/>
      <text:p text:style-name="P18"/>
      <text:p text:style-name="P18"/>
      <text:p text:style-name="P5"/>
      <text:p text:style-name="P1"><text:span text:style-name="T1">Лабораторная работа №</text:span><text:span text:style-name="T2">2</text:span><text:span text:style-name="T1"><text:line-break/></text:span><text:span text:style-name="T3">по дисциплине: «Теория информации»</text:span></text:p>
      <text:p text:style-name="P19"/>
      <text:p text:style-name="P19"/>
      <text:p text:style-name="P19"/>
      <text:p text:style-name="P19"/>
      <text:p text:style-name="P20"/>
      <text:p text:style-name="P6">Выполнил: ст. группы ПВ-211</text:p>
      <text:p text:style-name="P3">Чувилко Илья Романович</text:p>
      <text:p text:style-name="P21"/>
      <text:p text:style-name="P4">Проверил:</text:p>
      <text:p text:style-name="P4">Твердохлеб В.В.</text:p>
      <text:p text:style-name="P19"/>
      <text:p text:style-name="P22"/>
      <text:p text:style-name="P23"/>
      <text:p text:style-name="P23"/>
      <text:p text:style-name="P23"/>
      <text:p text:style-name="P2">Белгород 2023 г.</text:p>
      <text:p text:style-name="P11"><text:soft-page-break/>Исследование кодов Шеннона-Фано</text:p>
      <text:p text:style-name="P12">Цель работы: <text:span text:style-name="T4">изучить коды Шеннона-Фано, написать программу для кодирования сообщения методом Шеннона-Фано</text:span></text:p>
      <text:p text:style-name="P13">Ход работы</text:p>
      <text:p text:style-name="P14">Код программы:</text:p>
      <text:p text:style-name="P15"><text:span text:style-name="T5">#include </text:span><text:span text:style-name="T6">&lt;iostream&gt;</text:span><text:line-break/><text:span text:style-name="T5">#include </text:span><text:span text:style-name="T6">&lt;vector&gt;</text:span><text:line-break/><text:span text:style-name="T5">#include </text:span><text:span text:style-name="T6">&lt;iomanip&gt;</text:span><text:line-break/><text:span text:style-name="T5">#include </text:span><text:span text:style-name="T6">"cmath"</text:span><text:line-break/><text:span text:style-name="T5">#include </text:span><text:span text:style-name="T6">&lt;windows.h&gt;</text:span><text:line-break/><text:line-break/><text:span text:style-name="T7">using namespace </text:span><text:span text:style-name="T8">std</text:span><text:span text:style-name="T7">;</text:span><text:line-break/><text:line-break/><text:span text:style-name="T7">int </text:span><text:span text:style-name="T9">length</text:span><text:span text:style-name="T7">;</text:span><text:line-break/><text:span text:style-name="T10">string </text:span><text:span text:style-name="T9">message</text:span><text:span text:style-name="T7">;</text:span><text:line-break/><text:line-break/><text:span text:style-name="T7">struct </text:span><text:span text:style-name="T8">SymbolCode </text:span><text:span text:style-name="T9">{</text:span><text:line-break/><text:span text:style-name="T9"> <text:s/></text:span><text:span text:style-name="T7">char </text:span><text:span text:style-name="T11">symbol</text:span><text:span text:style-name="T7">;</text:span><text:line-break/><text:span text:style-name="T7"> <text:s/>int </text:span><text:span text:style-name="T11">count</text:span><text:span text:style-name="T7">;</text:span><text:line-break/><text:span text:style-name="T7"> <text:s/>float </text:span><text:span text:style-name="T11">probability</text:span><text:span text:style-name="T7">;</text:span><text:line-break/><text:span text:style-name="T7"> <text:s/></text:span><text:span text:style-name="T10">string </text:span><text:span text:style-name="T11">code</text:span><text:span text:style-name="T7">;</text:span><text:line-break/><text:line-break/><text:span text:style-name="T7"> <text:s/></text:span><text:span text:style-name="T12">SymbolCode</text:span><text:span text:style-name="T9">(</text:span><text:span text:style-name="T7">char </text:span><text:span text:style-name="T9">symbol) {</text:span><text:line-break/><text:span text:style-name="T9"> <text:s text:c="3"/></text:span><text:span text:style-name="T7">this</text:span><text:span text:style-name="T9">-&gt;</text:span><text:span text:style-name="T11">symbol </text:span><text:span text:style-name="T9">= symbol</text:span><text:span text:style-name="T7">;</text:span><text:line-break/><text:span text:style-name="T7"> <text:s text:c="3"/>this</text:span><text:span text:style-name="T9">-&gt;</text:span><text:span text:style-name="T11">count </text:span><text:span text:style-name="T9">= </text:span><text:span text:style-name="T13">1</text:span><text:span text:style-name="T7">;</text:span><text:line-break/><text:span text:style-name="T7"> <text:s text:c="3"/>this</text:span><text:span text:style-name="T9">-&gt;</text:span><text:span text:style-name="T11">probability </text:span><text:span text:style-name="T9">= (</text:span><text:span text:style-name="T7">float</text:span><text:span text:style-name="T9">) </text:span><text:span text:style-name="T13">1 </text:span><text:span text:style-name="T9">/ (</text:span><text:span text:style-name="T7">float</text:span><text:span text:style-name="T9">) length</text:span><text:span text:style-name="T7">;</text:span><text:line-break/><text:span text:style-name="T7"> <text:s/></text:span><text:span text:style-name="T9">}</text:span><text:line-break/><text:span text:style-name="T9">}</text:span><text:span text:style-name="T7">;</text:span><text:line-break/><text:line-break/><text:span text:style-name="T7">void </text:span><text:span text:style-name="T12">pushToTable</text:span><text:span text:style-name="T9">(</text:span><text:span text:style-name="T7">char </text:span><text:span text:style-name="T9">c</text:span><text:span text:style-name="T7">, </text:span><text:span text:style-name="T8">vector</text:span><text:span text:style-name="T9">&lt;</text:span><text:span text:style-name="T8">SymbolCode</text:span><text:span text:style-name="T9">&gt; &amp;symbolCodeTable) {</text:span><text:line-break/><text:span text:style-name="T9"> <text:s/></text:span><text:span text:style-name="T7">for </text:span><text:span text:style-name="T9">(</text:span><text:span text:style-name="T7">auto </text:span><text:span text:style-name="T9">&amp;i: symbolCodeTable)</text:span><text:line-break/><text:span text:style-name="T9"> <text:s text:c="3"/></text:span><text:span text:style-name="T7">if </text:span><text:span text:style-name="T9">(i.</text:span><text:span text:style-name="T11">symbol </text:span><text:span text:style-name="T9">== c) {</text:span><text:line-break/><text:span text:style-name="T9"> <text:s text:c="5"/>i.</text:span><text:span text:style-name="T11">count</text:span><text:span text:style-name="T9">++</text:span><text:span text:style-name="T7">;</text:span><text:line-break/><text:span text:style-name="T7"> <text:s text:c="5"/></text:span><text:span text:style-name="T9">i.</text:span><text:span text:style-name="T11">probability </text:span><text:span text:style-name="T9">= (</text:span><text:span text:style-name="T7">float</text:span><text:span text:style-name="T9">) i.</text:span><text:span text:style-name="T11">count </text:span><text:span text:style-name="T9">/ (</text:span><text:span text:style-name="T7">float</text:span><text:span text:style-name="T9">) length</text:span><text:span text:style-name="T7">;</text:span><text:line-break/><text:span text:style-name="T7"> <text:s text:c="5"/>return;</text:span><text:line-break/><text:span text:style-name="T7"> <text:s text:c="3"/></text:span><text:span text:style-name="T9">}</text:span><text:line-break/><text:span text:style-name="T9"> <text:s/>symbolCodeTable.emplace_back(c)</text:span><text:span text:style-name="T7">;</text:span><text:line-break/><text:span text:style-name="T9">}</text:span><text:line-break/><text:line-break/><text:span text:style-name="T7">void </text:span><text:span text:style-name="T12">readMessage</text:span><text:span text:style-name="T9">(</text:span><text:span text:style-name="T8">vector</text:span><text:span text:style-name="T9">&lt;</text:span><text:span text:style-name="T8">SymbolCode</text:span><text:span text:style-name="T9">&gt; &amp;symbolCodeTable) {</text:span><text:line-break/><text:span text:style-name="T9"> <text:s/>getline(cin</text:span><text:span text:style-name="T7">, </text:span><text:span text:style-name="T9">message)</text:span><text:span text:style-name="T7">;</text:span><text:line-break/><text:span text:style-name="T7"> <text:s/></text:span><text:span text:style-name="T9">length = message.size()</text:span><text:span text:style-name="T7">;</text:span><text:line-break/><text:span text:style-name="T7"> <text:s/>for </text:span><text:span text:style-name="T9">(</text:span><text:span text:style-name="T7">auto </text:span><text:span text:style-name="T9">c: message)</text:span><text:line-break/><text:span text:style-name="T9"> <text:s text:c="3"/>pushToTable(c</text:span><text:span text:style-name="T7">, </text:span><text:span text:style-name="T9">symbolCodeTable)</text:span><text:span text:style-name="T7">;</text:span><text:line-break/><text:span text:style-name="T9">}</text:span><text:line-break/><text:line-break/><text:soft-page-break/><text:span text:style-name="T7">void </text:span><text:span text:style-name="T12">swap</text:span><text:span text:style-name="T9">(</text:span><text:span text:style-name="T8">SymbolCode </text:span><text:span text:style-name="T9">*a</text:span><text:span text:style-name="T7">, </text:span><text:span text:style-name="T8">SymbolCode </text:span><text:span text:style-name="T9">*b) {</text:span><text:line-break/><text:span text:style-name="T9"> <text:s/></text:span><text:span text:style-name="T8">SymbolCode </text:span><text:span text:style-name="T9">tmp = *a</text:span><text:span text:style-name="T7">;</text:span><text:line-break/><text:span text:style-name="T7"> <text:s/></text:span><text:span text:style-name="T9">*a = *b</text:span><text:span text:style-name="T7">;</text:span><text:line-break/><text:span text:style-name="T7"> <text:s/></text:span><text:span text:style-name="T9">*b = tmp</text:span><text:span text:style-name="T7">;</text:span><text:line-break/><text:span text:style-name="T9">}</text:span><text:line-break/><text:line-break/><text:span text:style-name="T7">void </text:span><text:span text:style-name="T12">sort</text:span><text:span text:style-name="T9">(</text:span><text:span text:style-name="T8">vector</text:span><text:span text:style-name="T9">&lt;</text:span><text:span text:style-name="T8">SymbolCode</text:span><text:span text:style-name="T9">&gt; &amp;symbolCodeTable) {</text:span><text:line-break/><text:span text:style-name="T9"> <text:s/></text:span><text:span text:style-name="T7">for </text:span><text:span text:style-name="T9">(</text:span><text:span text:style-name="T7">int </text:span><text:span text:style-name="T9">i = </text:span><text:span text:style-name="T13">0</text:span><text:span text:style-name="T7">; </text:span><text:span text:style-name="T9">i &lt; symbolCodeTable.size() - </text:span><text:span text:style-name="T13">1</text:span><text:span text:style-name="T7">; </text:span><text:span text:style-name="T9">i++) {</text:span><text:line-break/><text:span text:style-name="T9"> <text:s text:c="3"/></text:span><text:span text:style-name="T7">int </text:span><text:span text:style-name="T9">maxIndex = i</text:span><text:span text:style-name="T7">;</text:span><text:line-break/><text:span text:style-name="T7"> <text:s text:c="3"/>for </text:span><text:span text:style-name="T9">(</text:span><text:span text:style-name="T7">int </text:span><text:span text:style-name="T9">j = i + </text:span><text:span text:style-name="T13">1</text:span><text:span text:style-name="T7">; </text:span><text:span text:style-name="T9">j &lt; symbolCodeTable.size()</text:span><text:span text:style-name="T7">; </text:span><text:span text:style-name="T9">j++)</text:span><text:line-break/><text:span text:style-name="T9"> <text:s text:c="5"/></text:span><text:span text:style-name="T7">if </text:span><text:span text:style-name="T9">(symbolCodeTable</text:span><text:span text:style-name="T14">[</text:span><text:span text:style-name="T9">j</text:span><text:span text:style-name="T14">]</text:span><text:span text:style-name="T9">.</text:span><text:span text:style-name="T11">count </text:span><text:span text:style-name="T9">&gt; symbolCodeTable</text:span><text:span text:style-name="T14">[</text:span><text:span text:style-name="T9">maxIndex</text:span><text:span text:style-name="T14">]</text:span><text:span text:style-name="T9">.</text:span><text:span text:style-name="T11">count</text:span><text:span text:style-name="T9">)</text:span><text:line-break/><text:span text:style-name="T9"> <text:s text:c="7"/>maxIndex = j</text:span><text:span text:style-name="T7">;</text:span><text:line-break/><text:span text:style-name="T7"> <text:s text:c="3"/></text:span><text:span text:style-name="T9">swap(&amp;symbolCodeTable</text:span><text:span text:style-name="T14">[</text:span><text:span text:style-name="T9">i</text:span><text:span text:style-name="T14">]</text:span><text:span text:style-name="T7">, </text:span><text:span text:style-name="T9">&amp;symbolCodeTable</text:span><text:span text:style-name="T14">[</text:span><text:span text:style-name="T9">maxIndex</text:span><text:span text:style-name="T14">]</text:span><text:span text:style-name="T9">)</text:span><text:span text:style-name="T7">;</text:span><text:line-break/><text:span text:style-name="T7"> <text:s/></text:span><text:span text:style-name="T9">}</text:span><text:line-break/><text:span text:style-name="T9">}</text:span><text:line-break/><text:line-break/><text:span text:style-name="T7">void </text:span><text:span text:style-name="T12">CodesForSymbolCodesTable_</text:span><text:span text:style-name="T9">(</text:span><text:span text:style-name="T8">vector</text:span><text:span text:style-name="T9">&lt;</text:span><text:span text:style-name="T8">SymbolCode</text:span><text:span text:style-name="T9">&gt; &amp;symbolCodeTable</text:span><text:span text:style-name="T7">,</text:span><text:line-break/><text:span text:style-name="T7"> <text:s text:c="30"/>int </text:span><text:span text:style-name="T9">leftBorder</text:span><text:span text:style-name="T7">, int </text:span><text:span text:style-name="T9">rightBorder) {</text:span><text:line-break/><text:span text:style-name="T9"> <text:s/></text:span><text:span text:style-name="T7">if </text:span><text:span text:style-name="T9">(rightBorder - leftBorder == </text:span><text:span text:style-name="T13">1</text:span><text:span text:style-name="T9">)</text:span><text:line-break/><text:span text:style-name="T9"> <text:s text:c="3"/></text:span><text:span text:style-name="T7">return;</text:span><text:line-break/><text:line-break/><text:span text:style-name="T7"> <text:s/>float </text:span><text:span text:style-name="T9">totalProbabilitiesSum = </text:span><text:span text:style-name="T13">0</text:span><text:span text:style-name="T7">;</text:span><text:line-break/><text:span text:style-name="T7"> <text:s/>for </text:span><text:span text:style-name="T9">(</text:span><text:span text:style-name="T7">int </text:span><text:span text:style-name="T9">i = leftBorder</text:span><text:span text:style-name="T7">; </text:span><text:span text:style-name="T9">i &lt; rightBorder</text:span><text:span text:style-name="T7">; </text:span><text:span text:style-name="T9">i++)</text:span><text:line-break/><text:span text:style-name="T9"> <text:s text:c="3"/>totalProbabilitiesSum += symbolCodeTable</text:span><text:span text:style-name="T14">[</text:span><text:span text:style-name="T9">i</text:span><text:span text:style-name="T14">]</text:span><text:span text:style-name="T9">.</text:span><text:span text:style-name="T11">probability</text:span><text:span text:style-name="T7">;</text:span><text:line-break/><text:line-break/><text:span text:style-name="T7"> <text:s/>int </text:span><text:span text:style-name="T9">i = leftBorder</text:span><text:span text:style-name="T7">;</text:span><text:line-break/><text:span text:style-name="T7"> <text:s/>float </text:span><text:span text:style-name="T9">partialProbabilitiesSum = </text:span><text:span text:style-name="T13">0</text:span><text:span text:style-name="T7">;</text:span><text:line-break/><text:span text:style-name="T7"> <text:s/>while </text:span><text:span text:style-name="T9">(i &lt; rightBorder </text:span><text:span text:style-name="T7">and</text:span><text:line-break/><text:span text:style-name="T7"> <text:s text:c="8"/></text:span><text:span text:style-name="T9">partialProbabilitiesSum &lt; totalProbabilitiesSum / </text:span><text:span text:style-name="T13">2</text:span><text:span text:style-name="T9">) {</text:span><text:line-break/><text:span text:style-name="T9"> <text:s text:c="3"/>partialProbabilitiesSum += symbolCodeTable</text:span><text:span text:style-name="T14">[</text:span><text:span text:style-name="T9">i</text:span><text:span text:style-name="T14">]</text:span><text:span text:style-name="T9">.</text:span><text:span text:style-name="T11">probability</text:span><text:span text:style-name="T7">;</text:span><text:line-break/><text:span text:style-name="T7"> <text:s text:c="3"/></text:span><text:span text:style-name="T9">i++</text:span><text:span text:style-name="T7">;</text:span><text:line-break/><text:span text:style-name="T7"> <text:s/></text:span><text:span text:style-name="T9">}</text:span><text:line-break/><text:line-break/><text:span text:style-name="T9"> <text:s/></text:span><text:span text:style-name="T7">for </text:span><text:span text:style-name="T9">(</text:span><text:span text:style-name="T7">int </text:span><text:span text:style-name="T9">j = leftBorder</text:span><text:span text:style-name="T7">; </text:span><text:span text:style-name="T9">j &lt; i</text:span><text:span text:style-name="T7">; </text:span><text:span text:style-name="T9">j++)</text:span><text:line-break/><text:span text:style-name="T9"> <text:s text:c="3"/>symbolCodeTable</text:span><text:span text:style-name="T14">[</text:span><text:span text:style-name="T9">j</text:span><text:span text:style-name="T14">]</text:span><text:span text:style-name="T9">.</text:span><text:span text:style-name="T11">code </text:span><text:span text:style-name="T14">+= </text:span><text:span text:style-name="T6">'0'</text:span><text:span text:style-name="T7">;</text:span><text:line-break/><text:span text:style-name="T7"> <text:s/>for </text:span><text:span text:style-name="T9">(</text:span><text:span text:style-name="T7">int </text:span><text:span text:style-name="T9">j = i</text:span><text:span text:style-name="T7">; </text:span><text:span text:style-name="T9">j &lt; rightBorder</text:span><text:span text:style-name="T7">; </text:span><text:span text:style-name="T9">j++)</text:span><text:line-break/><text:span text:style-name="T9"> <text:s text:c="3"/>symbolCodeTable</text:span><text:span text:style-name="T14">[</text:span><text:span text:style-name="T9">j</text:span><text:span text:style-name="T14">]</text:span><text:span text:style-name="T9">.</text:span><text:span text:style-name="T11">code </text:span><text:span text:style-name="T14">+= </text:span><text:span text:style-name="T6">'1'</text:span><text:span text:style-name="T7">;</text:span><text:line-break/><text:line-break/><text:span text:style-name="T7"> <text:s/></text:span><text:span text:style-name="T9">CodesForSymbolCodesTable_(symbolCodeTable</text:span><text:span text:style-name="T7">, </text:span><text:span text:style-name="T9">leftBorder</text:span><text:span text:style-name="T7">, </text:span><text:span text:style-name="T9">i)</text:span><text:span text:style-name="T7">;</text:span><text:line-break/><text:span text:style-name="T7"> <text:s/></text:span><text:span text:style-name="T9">CodesForSymbolCodesTable_(symbolCodeTable</text:span><text:span text:style-name="T7">, </text:span><text:span text:style-name="T9">i</text:span><text:span text:style-name="T7">, </text:span><text:span text:style-name="T9">rightBorder)</text:span><text:span text:style-name="T7">;</text:span><text:line-break/><text:span text:style-name="T9">}</text:span><text:line-break/><text:line-break/><text:span text:style-name="T7">void </text:span><text:span text:style-name="T12">CodesForSymbolCodesTable</text:span><text:span text:style-name="T9">(</text:span><text:span text:style-name="T8">vector</text:span><text:span text:style-name="T9">&lt;</text:span><text:span text:style-name="T8">SymbolCode</text:span><text:span text:style-name="T9">&gt; &amp;symbolCodeTable) {</text:span><text:line-break/><text:span text:style-name="T9"> <text:s/>CodesForSymbolCodesTable_(symbolCodeTable</text:span><text:span text:style-name="T7">, </text:span><text:span text:style-name="T13">0</text:span><text:span text:style-name="T7">, </text:span><text:span text:style-name="T9">symbolCodeTable.size())</text:span><text:span text:style-name="T7">;</text:span><text:line-break/><text:span text:style-name="T9">}</text:span><text:line-break/><text:line-break/><text:span text:style-name="T7">void </text:span><text:span text:style-name="T12">outputSymbolCodeTable</text:span><text:span text:style-name="T9">(</text:span><text:span text:style-name="T8">vector</text:span><text:span text:style-name="T9">&lt;</text:span><text:span text:style-name="T8">SymbolCode</text:span><text:span text:style-name="T9">&gt; &amp;symbolCodeTable) {</text:span><text:line-break/><text:soft-page-break/><text:span text:style-name="T9"> <text:s/></text:span><text:span text:style-name="T7">for </text:span><text:span text:style-name="T9">(</text:span><text:span text:style-name="T7">auto </text:span><text:span text:style-name="T9">&amp;i: symbolCodeTable)</text:span><text:line-break/><text:span text:style-name="T9"> <text:s text:c="3"/>cout </text:span><text:span text:style-name="T14">&lt;&lt; </text:span><text:span text:style-name="T9">setprecision(</text:span><text:span text:style-name="T13">4</text:span><text:span text:style-name="T9">) </text:span><text:span text:style-name="T14">&lt;&lt; </text:span><text:span text:style-name="T9">i.</text:span><text:span text:style-name="T11">symbol </text:span><text:span text:style-name="T14">&lt;&lt; </text:span><text:span text:style-name="T6">' ' </text:span><text:span text:style-name="T14">&lt;&lt; </text:span><text:span text:style-name="T9">i.</text:span><text:span text:style-name="T11">probability </text:span><text:span text:style-name="T14">&lt;&lt; </text:span><text:span text:style-name="T6">' ' </text:span><text:span text:style-name="T14">&lt;&lt; </text:span><text:span text:style-name="T9">i.</text:span><text:span text:style-name="T11">code</text:span><text:line-break/><text:span text:style-name="T11"> <text:s text:c="8"/></text:span><text:span text:style-name="T14">&lt;&lt; </text:span><text:span text:style-name="T9">endl</text:span><text:span text:style-name="T7">;</text:span><text:line-break/><text:span text:style-name="T9">}</text:span><text:line-break/><text:line-break/><text:span text:style-name="T7">void </text:span><text:span text:style-name="T12">squeezeMessage</text:span><text:span text:style-name="T9">(</text:span><text:span text:style-name="T8">vector</text:span><text:span text:style-name="T9">&lt;</text:span><text:span text:style-name="T8">SymbolCode</text:span><text:span text:style-name="T9">&gt; &amp;symbolCodeTable) {</text:span><text:line-break/><text:span text:style-name="T9"> <text:s/></text:span><text:span text:style-name="T7">for </text:span><text:span text:style-name="T9">(</text:span><text:span text:style-name="T7">auto </text:span><text:span text:style-name="T9">i: message)</text:span><text:line-break/><text:span text:style-name="T9"> <text:s text:c="3"/></text:span><text:span text:style-name="T7">for </text:span><text:span text:style-name="T9">(</text:span><text:span text:style-name="T7">auto </text:span><text:span text:style-name="T9">&amp;j: symbolCodeTable)</text:span><text:line-break/><text:span text:style-name="T9"> <text:s text:c="5"/></text:span><text:span text:style-name="T7">if </text:span><text:span text:style-name="T9">(j.</text:span><text:span text:style-name="T11">symbol </text:span><text:span text:style-name="T9">== i)</text:span><text:line-break/><text:span text:style-name="T9"> <text:s text:c="7"/>cout </text:span><text:span text:style-name="T14">&lt;&lt; </text:span><text:span text:style-name="T9">j.</text:span><text:span text:style-name="T11">code </text:span><text:span text:style-name="T14">&lt;&lt; </text:span><text:span text:style-name="T6">"'"</text:span><text:span text:style-name="T7">;</text:span><text:line-break/><text:span text:style-name="T7"> <text:s/></text:span><text:span text:style-name="T9">cout </text:span><text:span text:style-name="T14">&lt;&lt; </text:span><text:span text:style-name="T9">endl</text:span><text:span text:style-name="T7">;</text:span><text:line-break/><text:span text:style-name="T9">}</text:span><text:line-break/><text:line-break/><text:span text:style-name="T7">float </text:span><text:span text:style-name="T12">compressionRatio</text:span><text:span text:style-name="T9">(</text:span><text:span text:style-name="T8">vector</text:span><text:span text:style-name="T9">&lt;</text:span><text:span text:style-name="T8">SymbolCode</text:span><text:span text:style-name="T9">&gt; &amp;symbolCodeTable) {</text:span><text:line-break/><text:span text:style-name="T9"> <text:s/></text:span><text:span text:style-name="T7">int </text:span><text:span text:style-name="T9">compressionMessageSize = </text:span><text:span text:style-name="T13">0</text:span><text:span text:style-name="T7">;</text:span><text:line-break/><text:span text:style-name="T7"> <text:s/>for </text:span><text:span text:style-name="T9">(</text:span><text:span text:style-name="T7">auto </text:span><text:span text:style-name="T9">i: message)</text:span><text:line-break/><text:span text:style-name="T9"> <text:s text:c="3"/></text:span><text:span text:style-name="T7">for </text:span><text:span text:style-name="T9">(</text:span><text:span text:style-name="T7">auto </text:span><text:span text:style-name="T9">&amp;j: symbolCodeTable)</text:span><text:line-break/><text:span text:style-name="T9"> <text:s text:c="5"/></text:span><text:span text:style-name="T7">if </text:span><text:span text:style-name="T9">(j.</text:span><text:span text:style-name="T11">symbol </text:span><text:span text:style-name="T9">== i)</text:span><text:line-break/><text:span text:style-name="T9"> <text:s text:c="7"/>compressionMessageSize += j.</text:span><text:span text:style-name="T11">code</text:span><text:span text:style-name="T9">.size()</text:span><text:span text:style-name="T7">;</text:span><text:line-break/><text:span text:style-name="T7"> <text:s/>return </text:span><text:span text:style-name="T9">(</text:span><text:span text:style-name="T7">float</text:span><text:span text:style-name="T9">) (length * </text:span><text:span text:style-name="T13">8</text:span><text:span text:style-name="T9">) / (</text:span><text:span text:style-name="T7">float</text:span><text:span text:style-name="T9">) compressionMessageSize</text:span><text:span text:style-name="T7">;</text:span><text:line-break/><text:span text:style-name="T9">}</text:span><text:line-break/><text:line-break/><text:span text:style-name="T7">double </text:span><text:span text:style-name="T12">dispersion</text:span><text:span text:style-name="T9">(</text:span><text:span text:style-name="T8">vector</text:span><text:span text:style-name="T9">&lt;</text:span><text:span text:style-name="T8">SymbolCode</text:span><text:span text:style-name="T9">&gt; &amp;symbolCodeTable) {</text:span><text:line-break/><text:span text:style-name="T9"> <text:s/></text:span><text:span text:style-name="T7">double </text:span><text:span text:style-name="T9">res = </text:span><text:span text:style-name="T13">0</text:span><text:span text:style-name="T7">;</text:span><text:line-break/><text:span text:style-name="T7"> <text:s/>for </text:span><text:span text:style-name="T9">(</text:span><text:span text:style-name="T7">auto </text:span><text:span text:style-name="T9">&amp;i:symbolCodeTable)</text:span><text:line-break/><text:span text:style-name="T9"> <text:s text:c="3"/>res += pow(log(i.</text:span><text:span text:style-name="T11">probability</text:span><text:span text:style-name="T9">)</text:span><text:span text:style-name="T7">,</text:span><text:span text:style-name="T13">2</text:span><text:span text:style-name="T9">) * i.</text:span><text:span text:style-name="T11">probability</text:span><text:span text:style-name="T7">;</text:span><text:line-break/><text:span text:style-name="T7"> <text:s/>return </text:span><text:span text:style-name="T9">res</text:span><text:span text:style-name="T7">;</text:span><text:line-break/><text:span text:style-name="T9">}</text:span><text:line-break/><text:line-break/><text:span text:style-name="T7">int </text:span><text:span text:style-name="T12">main</text:span><text:span text:style-name="T9">() {</text:span><text:line-break/><text:span text:style-name="T9"> <text:s/>setlocale(</text:span><text:span text:style-name="T15">LC_ALL</text:span><text:span text:style-name="T7">,</text:span><text:span text:style-name="T6">"Russian"</text:span><text:span text:style-name="T9">)</text:span><text:span text:style-name="T7">;</text:span><text:line-break/><text:span text:style-name="T7"> <text:s/></text:span><text:span text:style-name="T9">SetConsoleCP(</text:span><text:span text:style-name="T13">1251</text:span><text:span text:style-name="T9">)</text:span><text:span text:style-name="T7">;</text:span><text:line-break/><text:span text:style-name="T7"> <text:s/></text:span><text:span text:style-name="T9">SetConsoleOutputCP(</text:span><text:span text:style-name="T13">1251</text:span><text:span text:style-name="T9">)</text:span><text:span text:style-name="T7">;</text:span><text:line-break/><text:span text:style-name="T7"> <text:s/></text:span><text:span text:style-name="T8">vector</text:span><text:span text:style-name="T9">&lt;</text:span><text:span text:style-name="T8">SymbolCode</text:span><text:span text:style-name="T9">&gt; symbolCodeTable</text:span><text:span text:style-name="T7">;</text:span><text:line-break/><text:span text:style-name="T7"> <text:s/></text:span><text:span text:style-name="T9">readMessage(symbolCodeTable)</text:span><text:span text:style-name="T7">;</text:span><text:line-break/><text:span text:style-name="T7"> <text:s/></text:span><text:span text:style-name="T9">sort(symbolCodeTable)</text:span><text:span text:style-name="T7">;</text:span><text:line-break/><text:span text:style-name="T7"> <text:s/></text:span><text:span text:style-name="T9">CodesForSymbolCodesTable(symbolCodeTable)</text:span><text:span text:style-name="T7">;</text:span><text:line-break/><text:span text:style-name="T7"> <text:s/></text:span><text:span text:style-name="T9">outputSymbolCodeTable(symbolCodeTable)</text:span><text:span text:style-name="T7">;</text:span><text:line-break/><text:span text:style-name="T7"> <text:s/></text:span><text:span text:style-name="T9">squeezeMessage(symbolCodeTable)</text:span><text:span text:style-name="T7">;</text:span><text:line-break/><text:span text:style-name="T7"> <text:s/></text:span><text:span text:style-name="T9">cout </text:span><text:span text:style-name="T14">&lt;&lt; </text:span><text:span text:style-name="T9">compressionRatio(symbolCodeTable) </text:span><text:span text:style-name="T14">&lt;&lt; </text:span><text:span text:style-name="T9">endl</text:span><text:span text:style-name="T7">;</text:span><text:line-break/><text:span text:style-name="T7"> <text:s/></text:span><text:span text:style-name="T9">cout </text:span><text:span text:style-name="T14">&lt;&lt; </text:span><text:span text:style-name="T9">dispersion(symbolCodeTable)</text:span><text:span text:style-name="T7">;</text:span><text:line-break/><text:line-break/><text:span text:style-name="T7"> <text:s/>return </text:span><text:span text:style-name="T13">0</text:span><text:span text:style-name="T7">;</text:span><text:line-break/><text:span text:style-name="T9">}</text:span><text:line-break/></text:p>
      <text:p text:style-name="P14"/>
      <text:p text:style-name="P14"/>
      <text:p text:style-name="P14"><text:soft-page-break/>Кодировка:</text:p>
      <text:p text:style-name="P16"><text:s text:c="2"/>0.1698 000</text:p>
      <text:p text:style-name="P16">а 0.09434 001</text:p>
      <text:p text:style-name="P16">и 0.0566 01000</text:p>
      <text:p text:style-name="P16">л 0.0566 01001</text:p>
      <text:p text:style-name="P16">в 0.03774 0101</text:p>
      <text:p text:style-name="P16">ы 0.03774 01100</text:p>
      <text:p text:style-name="P16">р 0.03774 01101</text:p>
      <text:p text:style-name="P16">г 0.01887 0111</text:p>
      <text:p text:style-name="P16">ж 0.01887 100000</text:p>
      <text:p text:style-name="P16">ч 0.01887 100001</text:p>
      <text:p text:style-name="P16">щ 0.01887 100010</text:p>
      <text:p text:style-name="P16">б 0.01887 100011</text:p>
      <text:p text:style-name="P16">х 0.01887 100100</text:p>
      <text:p text:style-name="P16">ц 0.01887 100101</text:p>
      <text:p text:style-name="P16">т 0.01887 10011</text:p>
      <text:p text:style-name="P16">ю 0.01887 101000</text:p>
      <text:p text:style-name="P16">у 0.01887 101001</text:p>
      <text:p text:style-name="P16">с 0.01887 10101</text:p>
      <text:p text:style-name="P16">? 0.01887 101100</text:p>
      <text:p text:style-name="P16">д 0.01887 101101</text:p>
      <text:p text:style-name="P16">н 0.01887 10111</text:p>
      <text:p text:style-name="P16">о 0.01887 110000</text:p>
      <text:p text:style-name="P16">ф 0.01887 110001</text:p>
      <text:p text:style-name="P16">ь 0.01887 110010</text:p>
      <text:p text:style-name="P16">ш 0.01887 110011</text:p>
      <text:p text:style-name="P16">й 0.01887 110100</text:p>
      <text:p text:style-name="P16">э 0.01887 110101</text:p>
      <text:p text:style-name="P16">к 0.01887 11011</text:p>
      <text:p text:style-name="P16">з 0.01887 111000</text:p>
      <text:p text:style-name="P16">е 0.01887 111001</text:p>
      <text:p text:style-name="P16">м 0.01887 11101</text:p>
      <text:p text:style-name="P16">п 0.01887 111100</text:p>
      <text:p text:style-name="P16">я 0.01887 111101</text:p>
      <text:p text:style-name="P16">! 0.01887 11111</text:p>
      <text:p text:style-name="P16"/>
      <text:p text:style-name="P14"><text:soft-page-break/>Закодированное сообщение:</text:p>
      <text:p text:style-name="P16">0101'000'100001'001'100010'001'100100'000'101000'0111'001'000'100000'01000'01001'000'100011'01100'000'100101'01000'10011'01101'101001'10101'101100'000'101101'001'000'10111'110000'000'110001'001'01001'110010'110011'01000'0101'01100'110100'000'110101'11011'111000'111001'11101'111100'01001'111101'01101'11111'</text:p>
      <text:p text:style-name="P16"/>
      <text:p text:style-name="P14">Для полученного кода рассчитать показатели коэффициента сжатия и дисперсии.</text:p>
      <text:p text:style-name="P16">Коэффициент сжатия: 1.669</text:p>
      <text:p text:style-name="P16">Дисперсия: 11.24</text:p>
      <text:p text:style-name="P16"/>
      <text:p text:style-name="P16">2. Построить код для сообщения, содержащего строку «Victoria nullaest, Quam quae confessos animo quoque subjugat hostes»</text:p>
      <text:p text:style-name="P14">Кодировка:</text:p>
      <text:p text:style-name="P16"><text:s text:c="2"/>0.1324 0000</text:p>
      <text:p text:style-name="P16">u 0.1029 0001</text:p>
      <text:p text:style-name="P16">s 0.1029 001</text:p>
      <text:p text:style-name="P16">o 0.08824 010</text:p>
      <text:p text:style-name="P16">a 0.08824 011</text:p>
      <text:p text:style-name="P16">e 0.07353 1000</text:p>
      <text:p text:style-name="P16">t 0.05882 1001</text:p>
      <text:p text:style-name="P16">n 0.04412 10100</text:p>
      <text:p text:style-name="P16">i 0.04412 10101</text:p>
      <text:p text:style-name="P16">q 0.04412 1011</text:p>
      <text:p text:style-name="P16">l 0.02941 11000</text:p>
      <text:p text:style-name="P16">c 0.02941 11001</text:p>
      <text:p text:style-name="P16">m 0.02941 11010</text:p>
      <text:p text:style-name="P16">, 0.01471 110110</text:p>
      <text:p text:style-name="P16">Q 0.01471 110111</text:p>
      <text:p text:style-name="P16">r 0.01471 111000</text:p>
      <text:p text:style-name="P16">V 0.01471 111001</text:p>
      <text:p text:style-name="P16">f 0.01471 111010</text:p>
      <text:p text:style-name="P16">b 0.01471 111011</text:p>
      <text:p text:style-name="P16">j 0.01471 111100</text:p>
      <text:p text:style-name="P16">g 0.01471 111101</text:p>
      <text:p text:style-name="P16"><text:soft-page-break/>h 0.01471 11111</text:p>
      <text:p text:style-name="P16"/>
      <text:p text:style-name="P14">Закодированное сообщение:</text:p>
      <text:p text:style-name="P16">111001'10101'11001'1001'010'111000'10101'011'0000'10100'0001'11000'11000'011'0000'1000'001'1001'110110'0000'110111'0001'011'11010'0000'1011'0001'011'1000'0000'11001'010'10100'111010'1000'001'001'010'001'0000'011'10100'10101'11010'010'0000'1011'0001'010'1011'0001'1000'0000'001'0001'111011'111100'0001'111101'011'1001'0000'11111'010'001'1001'1000'001'</text:p>
      <text:p text:style-name="P16"/>
      <text:p text:style-name="P14">Для полученного кода рассчитать показатели коэффициента сжатия и дисперсии:</text:p>
      <text:p text:style-name="P14"/>
      <text:p text:style-name="P16">Коэффициент сжатия: 1.929</text:p>
      <text:p text:style-name="P16">Дисперсия: 8.362</text:p>
      <text:p text:style-name="P16"/>
      <text:p text:style-name="P16">3. Получить кодовые представления сообщений из пунктов 1 и 2 задания по методу Хаффмана. Сравнить полученные результаты с методом Шеннона-Фано по показателям сжатия и дисперсии. Сделать соответствующие выводы.</text:p>
      <text:p text:style-name="P16"/>
      <text:p text:style-name="P16">в чащах юга жил бы цитрус? да но фальшивый экземпляр!:<text:line-break/>Коэффициент сжатия: <text:s/>0.591981132<text:line-break/>Дисперсия: <text:s/><text:span text:style-name="T17">4.73</text:span><text:line-break/><text:line-break/>Victoria nulla est, Quam quae confessos animo quoque subjugat hostes:<text:line-break/>Коэффициент сжатия: <text:s/>0,511029411<text:line-break/>Дисперсия: <text:s/>0,494129</text:p>
      <text:p text:style-name="P16"/>
      <text:p text:style-name="P16"><text:span text:style-name="T16">Вывод:</text:span> в ходе лабораторной работы мы изучили коды Шеннона-Фано, написали программу для кодирования сообщения методом Шеннона-Фан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'Times New Roman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3T09:13:10.497000000</meta:creation-date>
    <meta:generator>LibreOffice/7.2.0.4$Windows_X86_64 LibreOffice_project/9a9c6381e3f7a62afc1329bd359cc48accb6435b</meta:generator>
    <dc:date>2023-03-28T21:56:03.390000000</dc:date>
    <meta:editing-duration>P1DT19H31M53S</meta:editing-duration>
    <meta:editing-cycles>2</meta:editing-cycles>
    <meta:document-statistic meta:table-count="0" meta:image-count="0" meta:object-count="0" meta:page-count="7" meta:paragraph-count="87" meta:word-count="733" meta:character-count="6619" meta:non-whitespace-character-count="5660"/>
  </office:meta>
</office:document-meta>
</file>